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draw:fill="none" draw:stroke="dash" draw:stroke-dash="a418" svg:stroke-width="0.09722in" svg:stroke-color="#ffffff" svg:stroke-opacity="100%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2">
      <style:graphic-properties draw:fill="none" draw:stroke="solid" svg:stroke-width="0.09722in" svg:stroke-color="#e46c0a" svg:stroke-opacity="100%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center" draw:fill="solid" draw:fill-color="#21596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>
      <style:graphic-properties draw:fill="none" draw:stroke="solid" svg:stroke-width="0.09722in" svg:stroke-color="#e46c0a" svg:stroke-opacity="100%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center" draw:fill="solid" draw:fill-color="#21596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6">
      <style:graphic-properties draw:fill="none" draw:stroke="solid" svg:stroke-width="0.09722in" svg:stroke-color="#e46c0a" svg:stroke-opacity="100%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none" draw:stroke="dash" draw:stroke-dash="a550" svg:stroke-width="0.09722in" svg:stroke-color="#ffffff" svg:stroke-opacity="100%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center" draw:fill="solid" draw:fill-color="#4f6228" draw:opacity="100%" draw:stroke="none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center" draw:fill="solid" draw:fill-color="#4f6228" draw:opacity="100%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3">
      <style:graphic-properties draw:fill="none" draw:stroke="solid" svg:stroke-width="0.09722in" svg:stroke-color="#e46c0a" svg:stroke-opacity="100%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8">
      <style:graphic-properties draw:fill="none" draw:stroke="dash" draw:stroke-dash="a477" svg:stroke-width="0.09722in" svg:stroke-color="#ffffff" svg:stroke-opacity="100%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9">
      <style:graphic-properties draw:fill="none" draw:stroke="solid" svg:stroke-width="0.09722in" svg:stroke-color="#e46c0a" svg:stroke-opacity="100%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>
      <style:graphic-properties draw:fill="none" draw:stroke="solid" svg:stroke-width="0.09722in" svg:stroke-color="#e46c0a" svg:stroke-opacity="100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>
      <style:graphic-properties draw:fill="none" draw:stroke="solid" svg:stroke-width="0.09722in" svg:stroke-color="#e46c0a" svg:stroke-opacity="100%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center" draw:fill="solid" draw:fill-color="#4f6228" draw:opacity="100%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5">
      <style:graphic-properties draw:fill="none" draw:stroke="solid" svg:stroke-width="0.09722in" svg:stroke-color="#e46c0a" svg:stroke-opacity="100%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solid" draw:fill-color="#4f6228" draw:opacity="100%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center" draw:fill="solid" draw:fill-color="#215968" draw:opacity="100%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>
      <style:graphic-properties draw:fill="none" draw:stroke="dash" draw:stroke-dash="a615" svg:stroke-width="0.09722in" svg:stroke-color="#ffffff" svg:stroke-opacity="100%"/>
    </style:style>
    <style:style style:family="graphic" style:name="a617">
      <style:graphic-properties draw:fill="none" draw:stroke="solid" svg:stroke-width="0.09722in" svg:stroke-color="#e46c0a" svg:stroke-opacity="100%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5">
      <style:graphic-properties draw:fill="none" draw:stroke="solid" svg:stroke-width="0.09722in" svg:stroke-color="#e46c0a" svg:stroke-opacity="100%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center" draw:fill="solid" draw:fill-color="#215968" draw:opacity="100%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4">
      <style:graphic-properties draw:fill="none" draw:stroke="solid" svg:stroke-width="0.09722in" svg:stroke-color="#e46c0a" svg:stroke-opacity="100%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connector draw:type="line" svg:x1="1.22005in" svg:y1="6.74246in" svg:x2="10in" svg:y2="6.74246in" draw:id="id63" draw:style-name="a381" draw:name="Straight Connector 6">
          <svg:title/>
          <svg:desc/>
        </draw:connector>
        <draw:frame draw:id="id64" draw:style-name="a384" draw:name="TextBox 4" svg:x="0.42531in" svg:y="5.72126in" svg:width="9.45713in" svg:height="0.94245in">
          <draw:text-box>
            <text:p text:style-name="a383" text:class-names="" text:cond-style-name=""><text:span text:style-name="a382" text:class-names="">Assessment Outline</text:span></text:p>
          </draw:text-box>
          <svg:title/>
          <svg:desc/>
        </draw:frame>
      </draw:page>
      <draw:page draw:name="Slide3" draw:style-name="a385" draw:master-page-name="Master1-Layout2-obj-Title-and-Content" presentation:presentation-page-layout-name="Master1-PPL2" draw:id="Slide-258">
        <draw:connector draw:type="line" svg:x1="1.22005in" svg:y1="6.74246in" svg:x2="10in" svg:y2="6.74246in" draw:id="id65" draw:style-name="a386" draw:name="Straight Connector 6">
          <svg:title/>
          <svg:desc/>
        </draw:connector>
        <draw:frame draw:id="id66" draw:style-name="a389" draw:name="TextBox 4" svg:x="0.42531in" svg:y="5.72126in" svg:width="9.45713in" svg:height="0.94245in">
          <draw:text-box>
            <text:p text:style-name="a388" text:class-names="" text:cond-style-name=""><text:span text:style-name="a387" text:class-names="">Assessment Outline</text:span></text:p>
          </draw:text-box>
          <svg:title/>
          <svg:desc/>
        </draw:frame>
        <draw:frame draw:id="id67" draw:style-name="a412" draw:name="TextBox 3" svg:x="0.18906in" svg:y="0.28505in" svg:width="9.45713in" svg:height="5.65469in">
          <draw:text-box>
            <text:p text:style-name="a396" text:class-names="" text:cond-style-name=""><text:span text:style-name="a390" text:class-names="">You will all study<text:s text:c="1"/></text:span><text:span text:style-name="a391" text:class-names="">[SUBJECT THEME 1 HERE]<text:s text:c="1"/></text:span><text:span text:style-name="a392" text:class-names="">and<text:s text:c="1"/></text:span><text:span text:style-name="a393" text:class-names="">[SUBJECT THEME 2 HERE]<text:s text:c="1"/></text:span><text:span text:style-name="a394" text:class-names="">at<text:s text:c="1"/></text:span><text:span text:style-name="a395" text:class-names="">some point during this assessment.</text:span></text:p>
            <text:p text:style-name="a398" text:class-names="" text:cond-style-name=""><text:span text:style-name="a397" text:class-names=""/></text:p>
            <text:p text:style-name="a407" text:class-names="" text:cond-style-name=""><text:span text:style-name="a399" text:class-names="">The next week and a half will test your<text:s text:c="1"/></text:span><text:span text:style-name="a400" text:class-names="">[SUBJECT SKILL NAME HERE] SKILLS</text:span><text:span text:style-name="a401" text:class-names="">:<text:s text:c="1"/></text:span><text:span text:style-name="a402" text:class-names="">the outputs you deliver need to be<text:s text:c="1"/></text:span><text:span text:style-name="a403" text:class-names="">OPEN</text:span><text:span text:style-name="a404" text:class-names=""><text:s text:c="1"/>and<text:s text:c="1"/></text:span><text:span text:style-name="a405" text:class-names="">REPRODUCIBLE</text:span><text:span text:style-name="a406" text:class-names="">.</text:span></text:p>
            <text:p text:style-name="a409" text:class-names="" text:cond-style-name=""><text:span text:style-name="a408" text:class-names=""/></text:p>
            <text:p text:style-name="a411" text:class-names="" text:cond-style-name=""><text:span text:style-name="a410" text:class-names="">Mini-lectures during the course will help you to achieve this.</text:span></text:p>
          </draw:text-box>
          <svg:title/>
          <svg:desc/>
        </draw:frame>
      </draw:page>
      <draw:page draw:name="Slide4" draw:style-name="a413" draw:master-page-name="Master1-Layout2-obj-Title-and-Content" presentation:presentation-page-layout-name="Master1-PPL2" draw:id="Slide-259">
        <draw:connector draw:type="line" svg:x1="0.03882in" svg:y1="1.15129in" svg:x2="9.25244in" svg:y2="1.15129in" draw:id="id68" draw:style-name="a414" draw:name="Straight Connector 6">
          <svg:title/>
          <svg:desc/>
        </draw:connector>
        <draw:frame draw:id="id69" draw:style-name="a417" draw:name="TextBox 9" svg:x="0.03156in" svg:y="0.20884in" svg:width="9.45713in" svg:height="0.94245in">
          <draw:text-box>
            <text:p text:style-name="a416" text:class-names="" text:cond-style-name=""><text:span text:style-name="a415" text:class-names="">Assessment: Initiator Phase</text:span></text:p>
          </draw:text-box>
          <svg:title/>
          <svg:desc/>
        </draw:frame>
        <draw:g draw:name="Group 36" draw:id="id70">
          <svg:title/>
          <svg:desc/>
          <draw:g draw:name="Group 3" draw:id="id87">
            <svg:title/>
            <svg:desc/>
            <draw:custom-shape svg:x="0.90506in" svg:y="2.01752in" svg:width="1.57498in" svg:height="1.25998in" draw:id="id97" draw:style-name="a472" draw:name="Rectangle 1">
              <svg:title/>
              <svg:desc/>
              <text:p text:style-name="a471" text:class-names="" text:cond-style-name=""><text:span text:style-name="a4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8" draw:style-name="a475" draw:name="TextBox 2" svg:x="1.37755in" svg:y="2.17629in" svg:width="0.62999in" svg:height="0.94245in">
              <draw:text-box>
                <text:p text:style-name="a474" text:class-names="" text:cond-style-name=""><text:span text:style-name="a473" text:class-names="">A</text:span></text:p>
              </draw:text-box>
              <svg:title/>
              <svg:desc/>
            </draw:frame>
          </draw:g>
          <draw:g draw:name="Group 15" draw:id="id88">
            <svg:title/>
            <svg:desc/>
            <draw:custom-shape svg:x="7.12622in" svg:y="2.01752in" svg:width="1.57498in" svg:height="1.25998in" draw:id="id95" draw:style-name="a466" draw:name="Rectangle 16">
              <svg:title/>
              <svg:desc/>
              <text:p text:style-name="a465" text:class-names="" text:cond-style-name=""><text:span text:style-name="a4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6" draw:style-name="a469" draw:name="TextBox 17" svg:x="7.59871in" svg:y="2.17629in" svg:width="0.62999in" svg:height="0.94245in">
              <draw:text-box>
                <text:p text:style-name="a468" text:class-names="" text:cond-style-name=""><text:span text:style-name="a467" text:class-names="">D</text:span></text:p>
              </draw:text-box>
              <svg:title/>
              <svg:desc/>
            </draw:frame>
          </draw:g>
          <draw:g draw:name="Group 18" draw:id="id89">
            <svg:title/>
            <svg:desc/>
            <draw:custom-shape svg:x="5in" svg:y="2.01752in" svg:width="1.57498in" svg:height="1.25998in" draw:id="id93" draw:style-name="a460" draw:name="Rectangle 19">
              <svg:title/>
              <svg:desc/>
              <text:p text:style-name="a459" text:class-names="" text:cond-style-name=""><text:span text:style-name="a4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4" draw:style-name="a463" draw:name="TextBox 20" svg:x="5.55124in" svg:y="2.15298in" svg:width="0.62999in" svg:height="0.94245in">
              <draw:text-box>
                <text:p text:style-name="a462" text:class-names="" text:cond-style-name=""><text:span text:style-name="a461" text:class-names="">C</text:span></text:p>
              </draw:text-box>
              <svg:title/>
              <svg:desc/>
            </draw:frame>
          </draw:g>
          <draw:g draw:name="Group 21" draw:id="id90">
            <svg:title/>
            <svg:desc/>
            <draw:custom-shape svg:x="2.95253in" svg:y="2.01752in" svg:width="1.57498in" svg:height="1.25998in" draw:id="id91" draw:style-name="a454" draw:name="Rectangle 22">
              <svg:title/>
              <svg:desc/>
              <text:p text:style-name="a453" text:class-names="" text:cond-style-name=""><text:span text:style-name="a45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2" draw:style-name="a457" draw:name="TextBox 23" svg:x="3.44311in" svg:y="2.17629in" svg:width="0.62999in" svg:height="0.94245in">
              <draw:text-box>
                <text:p text:style-name="a456" text:class-names="" text:cond-style-name=""><text:span text:style-name="a455" text:class-names="">B</text:span></text:p>
              </draw:text-box>
              <svg:title/>
              <svg:desc/>
            </draw:frame>
          </draw:g>
        </draw:g>
        <draw:g draw:name="Group 4" draw:id="id71">
          <svg:title/>
          <svg:desc/>
          <draw:g draw:name="Group 24" draw:id="id75">
            <svg:title/>
            <svg:desc/>
            <draw:custom-shape svg:x="0.91423in" svg:y="5.40373in" svg:width="1.57498in" svg:height="1.25998in" draw:id="id85" draw:style-name="a448" draw:name="Rectangle 25">
              <svg:title/>
              <svg:desc/>
              <text:p text:style-name="a447" text:class-names="" text:cond-style-name=""><text:span text:style-name="a4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6" draw:style-name="a451" draw:name="TextBox 26" svg:x="1.38672in" svg:y="5.56249in" svg:width="0.62999in" svg:height="0.94245in">
              <draw:text-box>
                <text:p text:style-name="a450" text:class-names="" text:cond-style-name=""><text:span text:style-name="a449" text:class-names="">E</text:span></text:p>
              </draw:text-box>
              <svg:title/>
              <svg:desc/>
            </draw:frame>
          </draw:g>
          <draw:g draw:name="Group 27" draw:id="id76">
            <svg:title/>
            <svg:desc/>
            <draw:custom-shape svg:x="2.95253in" svg:y="5.40373in" svg:width="1.57498in" svg:height="1.25998in" draw:id="id83" draw:style-name="a442" draw:name="Rectangle 28">
              <svg:title/>
              <svg:desc/>
              <text:p text:style-name="a441" text:class-names="" text:cond-style-name=""><text:span text:style-name="a4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4" draw:style-name="a445" draw:name="TextBox 29" svg:x="3.42502in" svg:y="5.56249in" svg:width="0.62999in" svg:height="0.94245in">
              <draw:text-box>
                <text:p text:style-name="a444" text:class-names="" text:cond-style-name=""><text:span text:style-name="a443" text:class-names="">F</text:span></text:p>
              </draw:text-box>
              <svg:title/>
              <svg:desc/>
            </draw:frame>
          </draw:g>
          <draw:g draw:name="Group 30" draw:id="id77">
            <svg:title/>
            <svg:desc/>
            <draw:custom-shape svg:x="5.13396in" svg:y="5.40373in" svg:width="1.57498in" svg:height="1.25998in" draw:id="id81" draw:style-name="a436" draw:name="Rectangle 31">
              <svg:title/>
              <svg:desc/>
              <text:p text:style-name="a435" text:class-names="" text:cond-style-name=""><text:span text:style-name="a4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2" draw:style-name="a439" draw:name="TextBox 32" svg:x="5.60645in" svg:y="5.56249in" svg:width="0.62999in" svg:height="0.94245in">
              <draw:text-box>
                <text:p text:style-name="a438" text:class-names="" text:cond-style-name=""><text:span text:style-name="a437" text:class-names="">G</text:span></text:p>
              </draw:text-box>
              <svg:title/>
              <svg:desc/>
            </draw:frame>
          </draw:g>
          <draw:g draw:name="Group 33" draw:id="id78">
            <svg:title/>
            <svg:desc/>
            <draw:custom-shape svg:x="7.20497in" svg:y="5.40373in" svg:width="1.57498in" svg:height="1.25998in" draw:id="id79" draw:style-name="a430" draw:name="Rectangle 34">
              <svg:title/>
              <svg:desc/>
              <text:p text:style-name="a429" text:class-names="" text:cond-style-name=""><text:span text:style-name="a4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0" draw:style-name="a433" draw:name="TextBox 35" svg:x="7.67746in" svg:y="5.56249in" svg:width="0.62999in" svg:height="0.94245in">
              <draw:text-box>
                <text:p text:style-name="a432" text:class-names="" text:cond-style-name=""><text:span text:style-name="a431" text:class-names="">H</text:span></text:p>
              </draw:text-box>
              <svg:title/>
              <svg:desc/>
            </draw:frame>
          </draw:g>
        </draw:g>
        <draw:connector draw:type="line" svg:x1="0.27507in" svg:y1="4.30124in" svg:x2="9.48869in" svg:y2="4.30124in" draw:id="id72" draw:style-name="a419" draw:name="Straight Connector 37">
          <svg:title/>
          <svg:desc/>
        </draw:connector>
        <draw:frame draw:id="id73" draw:style-name="a423" draw:name="TextBox 38" svg:x="1.69255in" svg:y="3.51375in" svg:width="6.53616in" svg:height="0.60586in">
          <draw:text-box>
            <text:p text:style-name="a422" text:class-names="" text:cond-style-name=""><text:span text:style-name="a420" text:class-names="">[SUBJECT THEME 1 HERE]</text:span><text:span text:style-name="a421" text:class-names=""/></text:p>
          </draw:text-box>
          <svg:title/>
          <svg:desc/>
        </draw:frame>
        <draw:frame draw:id="id74" draw:style-name="a427" draw:name="TextBox 39" svg:x="2.00754in" svg:y="4.49605in" svg:width="5.98492in" svg:height="0.60586in">
          <draw:text-box>
            <text:p text:style-name="a426" text:class-names="" text:cond-style-name=""><text:span text:style-name="a424" text:class-names="">[SUBJECT THEME 2 HERE]</text:span><text:span text:style-name="a425" text:class-names=""/></text:p>
          </draw:text-box>
          <svg:title/>
          <svg:desc/>
        </draw:frame>
      </draw:page>
      <draw:page draw:name="Slide5" draw:style-name="a476" draw:master-page-name="Master1-Layout2-obj-Title-and-Content" presentation:presentation-page-layout-name="Master1-PPL2" draw:id="Slide-260">
        <draw:connector draw:type="line" svg:x1="0.27507in" svg:y1="4.30124in" svg:x2="9.48869in" svg:y2="4.30124in" draw:id="id99" draw:style-name="a478" draw:name="Straight Connector 40">
          <svg:title/>
          <svg:desc/>
        </draw:connector>
        <draw:connector draw:type="line" svg:x1="0.03882in" svg:y1="1.15129in" svg:x2="9.25244in" svg:y2="1.15129in" draw:id="id100" draw:style-name="a479" draw:name="Straight Connector 6">
          <svg:title/>
          <svg:desc/>
        </draw:connector>
        <draw:frame draw:id="id101" draw:style-name="a482" draw:name="TextBox 9" svg:x="0.03156in" svg:y="0.20884in" svg:width="9.45713in" svg:height="0.94245in">
          <draw:text-box>
            <text:p text:style-name="a481" text:class-names="" text:cond-style-name=""><text:span text:style-name="a480" text:class-names="">Assessment: Initiator Phase</text:span></text:p>
          </draw:text-box>
          <svg:title/>
          <svg:desc/>
        </draw:frame>
        <draw:g draw:name="Group 36" draw:id="id102">
          <svg:title/>
          <svg:desc/>
          <draw:g draw:name="Group 3" draw:id="id117">
            <svg:title/>
            <svg:desc/>
            <draw:custom-shape svg:x="0.98381in" svg:y="2.01752in" svg:width="1.57498in" svg:height="1.25998in" draw:id="id127" draw:style-name="a541" draw:name="Rectangle 1">
              <svg:title/>
              <svg:desc/>
              <text:p text:style-name="a540" text:class-names="" text:cond-style-name=""><text:span text:style-name="a5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8" draw:style-name="a544" draw:name="TextBox 2" svg:x="1.4563in" svg:y="2.17629in" svg:width="0.62999in" svg:height="0.94245in">
              <draw:text-box>
                <text:p text:style-name="a543" text:class-names="" text:cond-style-name=""><text:span text:style-name="a542" text:class-names="">A</text:span></text:p>
              </draw:text-box>
              <svg:title/>
              <svg:desc/>
            </draw:frame>
          </draw:g>
          <draw:g draw:name="Group 15" draw:id="id118">
            <svg:title/>
            <svg:desc/>
            <draw:custom-shape svg:x="7.20497in" svg:y="2.01752in" svg:width="1.57498in" svg:height="1.25998in" draw:id="id125" draw:style-name="a535" draw:name="Rectangle 16">
              <svg:title/>
              <svg:desc/>
              <text:p text:style-name="a534" text:class-names="" text:cond-style-name=""><text:span text:style-name="a5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6" draw:style-name="a538" draw:name="TextBox 17" svg:x="7.67746in" svg:y="2.17629in" svg:width="0.62999in" svg:height="0.94245in">
              <draw:text-box>
                <text:p text:style-name="a537" text:class-names="" text:cond-style-name=""><text:span text:style-name="a536" text:class-names="">D</text:span></text:p>
              </draw:text-box>
              <svg:title/>
              <svg:desc/>
            </draw:frame>
          </draw:g>
          <draw:g draw:name="Group 18" draw:id="id119">
            <svg:title/>
            <svg:desc/>
            <draw:custom-shape svg:x="5.07875in" svg:y="2.01752in" svg:width="1.57498in" svg:height="1.25998in" draw:id="id123" draw:style-name="a529" draw:name="Rectangle 19">
              <svg:title/>
              <svg:desc/>
              <text:p text:style-name="a528" text:class-names="" text:cond-style-name=""><text:span text:style-name="a5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4" draw:style-name="a532" draw:name="TextBox 20" svg:x="5.62999in" svg:y="2.15298in" svg:width="0.62999in" svg:height="0.94245in">
              <draw:text-box>
                <text:p text:style-name="a531" text:class-names="" text:cond-style-name=""><text:span text:style-name="a530" text:class-names="">C</text:span></text:p>
              </draw:text-box>
              <svg:title/>
              <svg:desc/>
            </draw:frame>
          </draw:g>
          <draw:g draw:name="Group 21" draw:id="id120">
            <svg:title/>
            <svg:desc/>
            <draw:custom-shape svg:x="3.03128in" svg:y="2.01752in" svg:width="1.57498in" svg:height="1.25998in" draw:id="id121" draw:style-name="a523" draw:name="Rectangle 22">
              <svg:title/>
              <svg:desc/>
              <text:p text:style-name="a522" text:class-names="" text:cond-style-name=""><text:span text:style-name="a5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2" draw:style-name="a526" draw:name="TextBox 23" svg:x="3.52186in" svg:y="2.17629in" svg:width="0.62999in" svg:height="0.94245in">
              <draw:text-box>
                <text:p text:style-name="a525" text:class-names="" text:cond-style-name=""><text:span text:style-name="a524" text:class-names="">B</text:span></text:p>
              </draw:text-box>
              <svg:title/>
              <svg:desc/>
            </draw:frame>
          </draw:g>
        </draw:g>
        <draw:g draw:name="Group 4" draw:id="id103">
          <svg:title/>
          <svg:desc/>
          <draw:g draw:name="Group 24" draw:id="id105">
            <svg:title/>
            <svg:desc/>
            <draw:custom-shape svg:x="0.91423in" svg:y="5.40373in" svg:width="1.57498in" svg:height="1.25998in" draw:id="id115" draw:style-name="a517" draw:name="Rectangle 25">
              <svg:title/>
              <svg:desc/>
              <text:p text:style-name="a516" text:class-names="" text:cond-style-name=""><text:span text:style-name="a5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6" draw:style-name="a520" draw:name="TextBox 26" svg:x="1.38672in" svg:y="5.56249in" svg:width="0.62999in" svg:height="0.94245in">
              <draw:text-box>
                <text:p text:style-name="a519" text:class-names="" text:cond-style-name=""><text:span text:style-name="a518" text:class-names="">E</text:span></text:p>
              </draw:text-box>
              <svg:title/>
              <svg:desc/>
            </draw:frame>
          </draw:g>
          <draw:g draw:name="Group 27" draw:id="id106">
            <svg:title/>
            <svg:desc/>
            <draw:custom-shape svg:x="2.95253in" svg:y="5.40373in" svg:width="1.57498in" svg:height="1.25998in" draw:id="id113" draw:style-name="a511" draw:name="Rectangle 28">
              <svg:title/>
              <svg:desc/>
              <text:p text:style-name="a510" text:class-names="" text:cond-style-name=""><text:span text:style-name="a5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4" draw:style-name="a514" draw:name="TextBox 29" svg:x="3.42502in" svg:y="5.56249in" svg:width="0.62999in" svg:height="0.94245in">
              <draw:text-box>
                <text:p text:style-name="a513" text:class-names="" text:cond-style-name=""><text:span text:style-name="a512" text:class-names="">F</text:span></text:p>
              </draw:text-box>
              <svg:title/>
              <svg:desc/>
            </draw:frame>
          </draw:g>
          <draw:g draw:name="Group 30" draw:id="id107">
            <svg:title/>
            <svg:desc/>
            <draw:custom-shape svg:x="5.13396in" svg:y="5.40373in" svg:width="1.57498in" svg:height="1.25998in" draw:id="id111" draw:style-name="a505" draw:name="Rectangle 31">
              <svg:title/>
              <svg:desc/>
              <text:p text:style-name="a504" text:class-names="" text:cond-style-name=""><text:span text:style-name="a5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2" draw:style-name="a508" draw:name="TextBox 32" svg:x="5.60645in" svg:y="5.56249in" svg:width="0.62999in" svg:height="0.94245in">
              <draw:text-box>
                <text:p text:style-name="a507" text:class-names="" text:cond-style-name=""><text:span text:style-name="a506" text:class-names="">G</text:span></text:p>
              </draw:text-box>
              <svg:title/>
              <svg:desc/>
            </draw:frame>
          </draw:g>
          <draw:g draw:name="Group 33" draw:id="id108">
            <svg:title/>
            <svg:desc/>
            <draw:custom-shape svg:x="7.20497in" svg:y="5.40373in" svg:width="1.57498in" svg:height="1.25998in" draw:id="id109" draw:style-name="a499" draw:name="Rectangle 34">
              <svg:title/>
              <svg:desc/>
              <text:p text:style-name="a498" text:class-names="" text:cond-style-name=""><text:span text:style-name="a4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0" draw:style-name="a502" draw:name="TextBox 35" svg:x="7.67746in" svg:y="5.56249in" svg:width="0.62999in" svg:height="0.94245in">
              <draw:text-box>
                <text:p text:style-name="a501" text:class-names="" text:cond-style-name=""><text:span text:style-name="a500" text:class-names="">H</text:span></text:p>
              </draw:text-box>
              <svg:title/>
              <svg:desc/>
            </draw:frame>
          </draw:g>
        </draw:g>
        <draw:frame draw:id="id104" draw:style-name="a496" draw:name="TextBox 39" svg:x="0.54706in" svg:y="3.51375in" svg:width="8.62663in" svg:height="1.41367in">
          <draw:text-box>
            <text:p text:style-name="a485" text:class-names="" text:cond-style-name=""><text:span text:style-name="a483" text:class-names="">[Deadline 1: Time and Date here]</text:span><text:span text:style-name="a484" text:class-names=""/></text:p>
            <text:p text:style-name="a489" text:class-names="" text:cond-style-name=""><text:span text:style-name="a486" text:class-names="">Submit: Report, Data, Code, Figures, DMP via<text:s text:c="1"/></text:span><text:span text:style-name="a487" text:class-names="">GitHub</text:span><text:span text:style-name="a488" text:class-names=""/></text:p>
            <text:p text:style-name="a495" text:class-names="" text:cond-style-name=""><text:span text:style-name="a490" text:class-names="">Share<text:s text:c="1"/></text:span><text:span text:style-name="a491" text:class-names="">GitHub</text:span><text:span text:style-name="a492" text:class-names=""><text:s text:c="1"/>repository with<text:s text:c="1"/></text:span><text:span text:style-name="a493" text:class-names="">[Assessor Name]</text:span><text:span text:style-name="a494" text:class-names=""/></text:p>
          </draw:text-box>
          <svg:title/>
          <svg:desc/>
        </draw:frame>
      </draw:page>
      <draw:page draw:name="Slide6" draw:style-name="a545" draw:master-page-name="Master1-Layout2-obj-Title-and-Content" presentation:presentation-page-layout-name="Master1-PPL2" draw:id="Slide-261">
        <draw:connector draw:type="line" svg:x1="0.03882in" svg:y1="1.15129in" svg:x2="9.25244in" svg:y2="1.15129in" draw:id="id129" draw:style-name="a546" draw:name="Straight Connector 6">
          <svg:title/>
          <svg:desc/>
        </draw:connector>
        <draw:frame draw:id="id130" draw:style-name="a549" draw:name="TextBox 9" svg:x="0.03156in" svg:y="0.20884in" svg:width="9.85087in" svg:height="0.94245in">
          <draw:text-box>
            <text:p text:style-name="a548" text:class-names="" text:cond-style-name=""><text:span text:style-name="a547" text:class-names="">Assessment: Successor Phase</text:span></text:p>
          </draw:text-box>
          <svg:title/>
          <svg:desc/>
        </draw:frame>
        <draw:g draw:name="Group 36" draw:id="id131">
          <svg:title/>
          <svg:desc/>
          <draw:g draw:name="Group 3" draw:id="id150">
            <svg:title/>
            <svg:desc/>
            <draw:custom-shape svg:x="0.90506in" svg:y="2.01752in" svg:width="1.57498in" svg:height="1.25998in" draw:id="id160" draw:style-name="a610" draw:name="Rectangle 1">
              <svg:title/>
              <svg:desc/>
              <text:p text:style-name="a609" text:class-names="" text:cond-style-name=""><text:span text:style-name="a6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1" draw:style-name="a613" draw:name="TextBox 2" svg:x="1.37755in" svg:y="2.17629in" svg:width="0.62999in" svg:height="0.94245in">
              <draw:text-box>
                <text:p text:style-name="a612" text:class-names="" text:cond-style-name=""><text:span text:style-name="a611" text:class-names="">A</text:span></text:p>
              </draw:text-box>
              <svg:title/>
              <svg:desc/>
            </draw:frame>
          </draw:g>
          <draw:g draw:name="Group 15" draw:id="id151">
            <svg:title/>
            <svg:desc/>
            <draw:custom-shape svg:x="7.12622in" svg:y="2.01752in" svg:width="1.57498in" svg:height="1.25998in" draw:id="id158" draw:style-name="a604" draw:name="Rectangle 16">
              <svg:title/>
              <svg:desc/>
              <text:p text:style-name="a603" text:class-names="" text:cond-style-name=""><text:span text:style-name="a6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59" draw:style-name="a607" draw:name="TextBox 17" svg:x="7.59871in" svg:y="2.17629in" svg:width="0.62999in" svg:height="0.94245in">
              <draw:text-box>
                <text:p text:style-name="a606" text:class-names="" text:cond-style-name=""><text:span text:style-name="a605" text:class-names="">D</text:span></text:p>
              </draw:text-box>
              <svg:title/>
              <svg:desc/>
            </draw:frame>
          </draw:g>
          <draw:g draw:name="Group 18" draw:id="id152">
            <svg:title/>
            <svg:desc/>
            <draw:custom-shape svg:x="5in" svg:y="2.01752in" svg:width="1.57498in" svg:height="1.25998in" draw:id="id156" draw:style-name="a598" draw:name="Rectangle 19">
              <svg:title/>
              <svg:desc/>
              <text:p text:style-name="a597" text:class-names="" text:cond-style-name=""><text:span text:style-name="a5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57" draw:style-name="a601" draw:name="TextBox 20" svg:x="5.55124in" svg:y="2.15298in" svg:width="0.62999in" svg:height="0.94245in">
              <draw:text-box>
                <text:p text:style-name="a600" text:class-names="" text:cond-style-name=""><text:span text:style-name="a599" text:class-names="">C</text:span></text:p>
              </draw:text-box>
              <svg:title/>
              <svg:desc/>
            </draw:frame>
          </draw:g>
          <draw:g draw:name="Group 21" draw:id="id153">
            <svg:title/>
            <svg:desc/>
            <draw:custom-shape svg:x="2.95253in" svg:y="2.01752in" svg:width="1.57498in" svg:height="1.25998in" draw:id="id154" draw:style-name="a592" draw:name="Rectangle 22">
              <svg:title/>
              <svg:desc/>
              <text:p text:style-name="a591" text:class-names="" text:cond-style-name=""><text:span text:style-name="a5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55" draw:style-name="a595" draw:name="TextBox 23" svg:x="3.44311in" svg:y="2.17629in" svg:width="0.62999in" svg:height="0.94245in">
              <draw:text-box>
                <text:p text:style-name="a594" text:class-names="" text:cond-style-name=""><text:span text:style-name="a593" text:class-names="">B</text:span></text:p>
              </draw:text-box>
              <svg:title/>
              <svg:desc/>
            </draw:frame>
          </draw:g>
        </draw:g>
        <draw:g draw:name="Group 4" draw:id="id132">
          <svg:title/>
          <svg:desc/>
          <draw:g draw:name="Group 24" draw:id="id138">
            <svg:title/>
            <svg:desc/>
            <draw:custom-shape svg:x="0.91423in" svg:y="5.40373in" svg:width="1.57498in" svg:height="1.25998in" draw:id="id148" draw:style-name="a586" draw:name="Rectangle 25">
              <svg:title/>
              <svg:desc/>
              <text:p text:style-name="a585" text:class-names="" text:cond-style-name=""><text:span text:style-name="a5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49" draw:style-name="a589" draw:name="TextBox 26" svg:x="1.38672in" svg:y="5.56249in" svg:width="0.62999in" svg:height="0.94245in">
              <draw:text-box>
                <text:p text:style-name="a588" text:class-names="" text:cond-style-name=""><text:span text:style-name="a587" text:class-names="">E</text:span></text:p>
              </draw:text-box>
              <svg:title/>
              <svg:desc/>
            </draw:frame>
          </draw:g>
          <draw:g draw:name="Group 27" draw:id="id139">
            <svg:title/>
            <svg:desc/>
            <draw:custom-shape svg:x="2.95253in" svg:y="5.40373in" svg:width="1.57498in" svg:height="1.25998in" draw:id="id146" draw:style-name="a580" draw:name="Rectangle 28">
              <svg:title/>
              <svg:desc/>
              <text:p text:style-name="a579" text:class-names="" text:cond-style-name=""><text:span text:style-name="a5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47" draw:style-name="a583" draw:name="TextBox 29" svg:x="3.42502in" svg:y="5.56249in" svg:width="0.62999in" svg:height="0.94245in">
              <draw:text-box>
                <text:p text:style-name="a582" text:class-names="" text:cond-style-name=""><text:span text:style-name="a581" text:class-names="">F</text:span></text:p>
              </draw:text-box>
              <svg:title/>
              <svg:desc/>
            </draw:frame>
          </draw:g>
          <draw:g draw:name="Group 30" draw:id="id140">
            <svg:title/>
            <svg:desc/>
            <draw:custom-shape svg:x="5.13396in" svg:y="5.40373in" svg:width="1.57498in" svg:height="1.25998in" draw:id="id144" draw:style-name="a574" draw:name="Rectangle 31">
              <svg:title/>
              <svg:desc/>
              <text:p text:style-name="a573" text:class-names="" text:cond-style-name=""><text:span text:style-name="a5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45" draw:style-name="a577" draw:name="TextBox 32" svg:x="5.60645in" svg:y="5.56249in" svg:width="0.62999in" svg:height="0.94245in">
              <draw:text-box>
                <text:p text:style-name="a576" text:class-names="" text:cond-style-name=""><text:span text:style-name="a575" text:class-names="">G</text:span></text:p>
              </draw:text-box>
              <svg:title/>
              <svg:desc/>
            </draw:frame>
          </draw:g>
          <draw:g draw:name="Group 33" draw:id="id141">
            <svg:title/>
            <svg:desc/>
            <draw:custom-shape svg:x="7.20497in" svg:y="5.40373in" svg:width="1.57498in" svg:height="1.25998in" draw:id="id142" draw:style-name="a568" draw:name="Rectangle 34">
              <svg:title/>
              <svg:desc/>
              <text:p text:style-name="a567" text:class-names="" text:cond-style-name=""><text:span text:style-name="a5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43" draw:style-name="a571" draw:name="TextBox 35" svg:x="7.67746in" svg:y="5.56249in" svg:width="0.62999in" svg:height="0.94245in">
              <draw:text-box>
                <text:p text:style-name="a570" text:class-names="" text:cond-style-name=""><text:span text:style-name="a569" text:class-names="">H</text:span></text:p>
              </draw:text-box>
              <svg:title/>
              <svg:desc/>
            </draw:frame>
          </draw:g>
        </draw:g>
        <draw:connector draw:type="line" svg:x1="0.27507in" svg:y1="4.30124in" svg:x2="9.48869in" svg:y2="4.30124in" draw:id="id133" draw:style-name="a551" draw:name="Straight Connector 37">
          <svg:title/>
          <svg:desc/>
        </draw:connector>
        <draw:frame draw:id="id134" draw:style-name="a555" draw:name="TextBox 38" svg:x="2.32254in" svg:y="4.45874in" svg:width="5.27618in" svg:height="0.60586in">
          <draw:text-box>
            <text:p text:style-name="a554" text:class-names="" text:cond-style-name=""><text:span text:style-name="a552" text:class-names="">[SUBJECT THEME 1 HERE]</text:span><text:span text:style-name="a553" text:class-names=""/></text:p>
          </draw:text-box>
          <svg:title/>
          <svg:desc/>
        </draw:frame>
        <draw:frame draw:id="id135" draw:style-name="a559" draw:name="TextBox 39" svg:x="2.00754in" svg:y="3.51375in" svg:width="5.98492in" svg:height="0.60586in">
          <draw:text-box>
            <text:p text:style-name="a558" text:class-names="" text:cond-style-name=""><text:span text:style-name="a556" text:class-names="">[SUBJECT THEME 2 HERE]</text:span><text:span text:style-name="a557" text:class-names=""/></text:p>
          </draw:text-box>
          <svg:title/>
          <svg:desc/>
        </draw:frame>
        <draw:custom-shape svg:x="0.43256in" svg:y="3.75in" svg:width="1.73248in" svg:height="2.15035in" draw:id="id136" draw:style-name="a562" draw:name="Circular Arrow 5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1584176 1966282" draw:enhanced-path="M 99011 983141 A ?f87 ?f88 ?f89 ?f90 99011 983141 ?f84 ?f86  W ?f91 ?f92 ?f93 ?f94 99011 983141 ?f84 ?f86 L 1564905 784789 1386154 983141 1168861 784789 1266004 784789 A ?f134 ?f135 ?f136 ?f137 1266004 784789 ?f131 ?f133  W ?f138 ?f139 ?f140 ?f141 1266004 784789 ?f131 ?f133 Z N" draw:text-areas="?f44 ?f46 ?f45 ?f47" draw:glue-points="?f38 ?f39 ?f40 ?f41 ?f42 ?f39 ?f43 ?f41" draw:glue-point-leaving-directions="-180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1584176"/>
            <draw:equation draw:name="f11" draw:formula="?f6 / 1966282"/>
            <draw:equation draw:name="f12" draw:formula="1386154 - 792088"/>
            <draw:equation draw:name="f13" draw:formula="983141 - 983141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99011 - 792088"/>
            <draw:equation draw:name="f20" draw:formula="sqrt(?f19 * ?f19 + ?f13 * ?f13 + 0 * 0)"/>
            <draw:equation draw:name="f21" draw:formula="atan2(?f19, ?f13)"/>
            <draw:equation draw:name="f22" draw:formula="?f21 + ?f1"/>
            <draw:equation draw:name="f23" draw:formula="?f22 * ?f9 / ?f0"/>
            <draw:equation draw:name="f24" draw:formula="0 - ?f23"/>
            <draw:equation draw:name="f25" draw:formula="1467498 - 792088"/>
            <draw:equation draw:name="f26" draw:formula="784789 - 983141"/>
            <draw:equation draw:name="f27" draw:formula="sqrt(?f25 * ?f25 + ?f26 * ?f26 + 0 * 0)"/>
            <draw:equation draw:name="f28" draw:formula="atan2(?f25, ?f26)"/>
            <draw:equation draw:name="f29" draw:formula="?f28 + ?f1"/>
            <draw:equation draw:name="f30" draw:formula="?f29 * ?f9 / ?f0"/>
            <draw:equation draw:name="f31" draw:formula="0 - ?f30"/>
            <draw:equation draw:name="f32" draw:formula="1168861 - 792088"/>
            <draw:equation draw:name="f33" draw:formula="sqrt(?f32 * ?f32 + ?f26 * ?f26 + 0 * 0)"/>
            <draw:equation draw:name="f34" draw:formula="atan2(?f32, ?f26)"/>
            <draw:equation draw:name="f35" draw:formula="?f34 + ?f1"/>
            <draw:equation draw:name="f36" draw:formula="?f35 * ?f9 / ?f0"/>
            <draw:equation draw:name="f37" draw:formula="0 - ?f36"/>
            <draw:equation draw:name="f38" draw:formula="198022 / ?f10"/>
            <draw:equation draw:name="f39" draw:formula="983141 / ?f11"/>
            <draw:equation draw:name="f40" draw:formula="1564905 / ?f10"/>
            <draw:equation draw:name="f41" draw:formula="784789 / ?f11"/>
            <draw:equation draw:name="f42" draw:formula="1386154 / ?f10"/>
            <draw:equation draw:name="f43" draw:formula="1168861 / ?f10"/>
            <draw:equation draw:name="f44" draw:formula="302009 / ?f10"/>
            <draw:equation draw:name="f45" draw:formula="1282167 / ?f10"/>
            <draw:equation draw:name="f46" draw:formula="357967 / ?f11"/>
            <draw:equation draw:name="f47" draw:formula="1608315 / ?f11"/>
            <draw:equation draw:name="f48" draw:formula="21550000 - 9818026"/>
            <draw:equation draw:name="f49" draw:formula="if(?f48, 9818026, 21550000)"/>
            <draw:equation draw:name="f50" draw:formula="-21550000 - ?f49"/>
            <draw:equation draw:name="f51" draw:formula="if(?f50, -21550000, ?f49)"/>
            <draw:equation draw:name="f52" draw:formula="10800000 + ?f51"/>
            <draw:equation draw:name="f53" draw:formula="10800000 + ?f1"/>
            <draw:equation draw:name="f54" draw:formula="?f53 * ?f8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693077"/>
            <draw:equation draw:name="f59" draw:formula="sin(?f55)"/>
            <draw:equation draw:name="f60" draw:formula="0 - ?f59"/>
            <draw:equation draw:name="f61" draw:formula="?f60 * 884130"/>
            <draw:equation draw:name="f62" draw:formula="sqrt(?f58 * ?f58 + ?f61 * ?f61 + 0 * 0)"/>
            <draw:equation draw:name="f63" draw:formula="693077 * 884130 / ?f62"/>
            <draw:equation draw:name="f64" draw:formula="?f60 * ?f63"/>
            <draw:equation draw:name="f65" draw:formula="99011 - ?f64"/>
            <draw:equation draw:name="f66" draw:formula="?f57 * ?f63"/>
            <draw:equation draw:name="f67" draw:formula="983141 - ?f66"/>
            <draw:equation draw:name="f68" draw:formula="?f65 - 693077"/>
            <draw:equation draw:name="f69" draw:formula="?f67 - 884130"/>
            <draw:equation draw:name="f70" draw:formula="?f65 + 693077"/>
            <draw:equation draw:name="f71" draw:formula="?f67 + 884130"/>
            <draw:equation draw:name="f72" draw:formula="?f52 + ?f1"/>
            <draw:equation draw:name="f73" draw:formula="?f72 * ?f8 / ?f0"/>
            <draw:equation draw:name="f74" draw:formula="0 - ?f73"/>
            <draw:equation draw:name="f75" draw:formula="cos(?f74)"/>
            <draw:equation draw:name="f76" draw:formula="0 - ?f75"/>
            <draw:equation draw:name="f77" draw:formula="?f76 * 693077"/>
            <draw:equation draw:name="f78" draw:formula="sin(?f74)"/>
            <draw:equation draw:name="f79" draw:formula="0 - ?f78"/>
            <draw:equation draw:name="f80" draw:formula="?f79 * 884130"/>
            <draw:equation draw:name="f81" draw:formula="sqrt(?f77 * ?f77 + ?f80 * ?f80 + 0 * 0)"/>
            <draw:equation draw:name="f82" draw:formula="693077 * 884130 / ?f81"/>
            <draw:equation draw:name="f83" draw:formula="?f79 * ?f82"/>
            <draw:equation draw:name="f84" draw:formula="?f65 + ?f83"/>
            <draw:equation draw:name="f85" draw:formula="?f76 * ?f82"/>
            <draw:equation draw:name="f86" draw:formula="?f67 + ?f85"/>
            <draw:equation draw:name="f87" draw:formula="if(?f51, 99011, ?f68)"/>
            <draw:equation draw:name="f88" draw:formula="if(?f51, 983141, ?f69)"/>
            <draw:equation draw:name="f89" draw:formula="if(?f51, 99011, ?f70)"/>
            <draw:equation draw:name="f90" draw:formula="if(?f51, 983141, ?f71)"/>
            <draw:equation draw:name="f91" draw:formula="if(?f51, ?f68, ?f84)"/>
            <draw:equation draw:name="f92" draw:formula="if(?f51, ?f69, ?f86)"/>
            <draw:equation draw:name="f93" draw:formula="if(?f51, ?f70, ?f84)"/>
            <draw:equation draw:name="f94" draw:formula="if(?f51, ?f71, ?f86)"/>
            <draw:equation draw:name="f95" draw:formula="21550000 - -9437332"/>
            <draw:equation draw:name="f96" draw:formula="if(?f95, -9437332, 21550000)"/>
            <draw:equation draw:name="f97" draw:formula="-21550000 - ?f96"/>
            <draw:equation draw:name="f98" draw:formula="if(?f97, -21550000, ?f96)"/>
            <draw:equation draw:name="f99" draw:formula="20237332 + ?f98"/>
            <draw:equation draw:name="f100" draw:formula="20237332 + ?f1"/>
            <draw:equation draw:name="f101" draw:formula="?f100 * ?f8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495055"/>
            <draw:equation draw:name="f106" draw:formula="sin(?f102)"/>
            <draw:equation draw:name="f107" draw:formula="0 - ?f106"/>
            <draw:equation draw:name="f108" draw:formula="?f107 * 686108"/>
            <draw:equation draw:name="f109" draw:formula="sqrt(?f105 * ?f105 + ?f108 * ?f108 + 0 * 0)"/>
            <draw:equation draw:name="f110" draw:formula="495055 * 686108 / ?f109"/>
            <draw:equation draw:name="f111" draw:formula="?f107 * ?f110"/>
            <draw:equation draw:name="f112" draw:formula="1266004 - ?f111"/>
            <draw:equation draw:name="f113" draw:formula="?f104 * ?f110"/>
            <draw:equation draw:name="f114" draw:formula="784789 - ?f113"/>
            <draw:equation draw:name="f115" draw:formula="?f112 - 495055"/>
            <draw:equation draw:name="f116" draw:formula="?f114 - 686108"/>
            <draw:equation draw:name="f117" draw:formula="?f112 + 495055"/>
            <draw:equation draw:name="f118" draw:formula="?f114 + 686108"/>
            <draw:equation draw:name="f119" draw:formula="?f99 + ?f1"/>
            <draw:equation draw:name="f120" draw:formula="?f119 * ?f8 / ?f0"/>
            <draw:equation draw:name="f121" draw:formula="0 - ?f120"/>
            <draw:equation draw:name="f122" draw:formula="cos(?f121)"/>
            <draw:equation draw:name="f123" draw:formula="0 - ?f122"/>
            <draw:equation draw:name="f124" draw:formula="?f123 * 495055"/>
            <draw:equation draw:name="f125" draw:formula="sin(?f121)"/>
            <draw:equation draw:name="f126" draw:formula="0 - ?f125"/>
            <draw:equation draw:name="f127" draw:formula="?f126 * 686108"/>
            <draw:equation draw:name="f128" draw:formula="sqrt(?f124 * ?f124 + ?f127 * ?f127 + 0 * 0)"/>
            <draw:equation draw:name="f129" draw:formula="495055 * 686108 / ?f128"/>
            <draw:equation draw:name="f130" draw:formula="?f126 * ?f129"/>
            <draw:equation draw:name="f131" draw:formula="?f112 + ?f130"/>
            <draw:equation draw:name="f132" draw:formula="?f123 * ?f129"/>
            <draw:equation draw:name="f133" draw:formula="?f114 + ?f132"/>
            <draw:equation draw:name="f134" draw:formula="if(?f98, 1266004, ?f115)"/>
            <draw:equation draw:name="f135" draw:formula="if(?f98, 784789, ?f116)"/>
            <draw:equation draw:name="f136" draw:formula="if(?f98, 1266004, ?f117)"/>
            <draw:equation draw:name="f137" draw:formula="if(?f98, 784789, ?f118)"/>
            <draw:equation draw:name="f138" draw:formula="if(?f98, ?f115, ?f131)"/>
            <draw:equation draw:name="f139" draw:formula="if(?f98, ?f116, ?f133)"/>
            <draw:equation draw:name="f140" draw:formula="if(?f98, ?f117, ?f131)"/>
            <draw:equation draw:name="f141" draw:formula="if(?f98, ?f118, ?f133)"/>
          </draw:enhanced-geometry>
        </draw:custom-shape>
        <draw:custom-shape svg:x="7.59871in" svg:y="3.75in" svg:width="1.73248in" svg:height="2.15035in" draw:id="id137" draw:style-name="a565" draw:name="Circular Arrow 4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1584176 1966282" draw:enhanced-path="M 99011 983141 A ?f87 ?f88 ?f89 ?f90 99011 983141 ?f84 ?f86  W ?f91 ?f92 ?f93 ?f94 99011 983141 ?f84 ?f86 L 1564905 784789 1386154 983141 1168861 784789 1266004 784789 A ?f134 ?f135 ?f136 ?f137 1266004 784789 ?f131 ?f133  W ?f138 ?f139 ?f140 ?f141 1266004 784789 ?f131 ?f133 Z N" draw:text-areas="?f44 ?f46 ?f45 ?f47" draw:glue-points="?f38 ?f39 ?f40 ?f41 ?f42 ?f39 ?f43 ?f41" draw:glue-point-leaving-directions="-180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1584176"/>
            <draw:equation draw:name="f11" draw:formula="?f6 / 1966282"/>
            <draw:equation draw:name="f12" draw:formula="1386154 - 792088"/>
            <draw:equation draw:name="f13" draw:formula="983141 - 983141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99011 - 792088"/>
            <draw:equation draw:name="f20" draw:formula="sqrt(?f19 * ?f19 + ?f13 * ?f13 + 0 * 0)"/>
            <draw:equation draw:name="f21" draw:formula="atan2(?f19, ?f13)"/>
            <draw:equation draw:name="f22" draw:formula="?f21 + ?f1"/>
            <draw:equation draw:name="f23" draw:formula="?f22 * ?f9 / ?f0"/>
            <draw:equation draw:name="f24" draw:formula="0 - ?f23"/>
            <draw:equation draw:name="f25" draw:formula="1467498 - 792088"/>
            <draw:equation draw:name="f26" draw:formula="784789 - 983141"/>
            <draw:equation draw:name="f27" draw:formula="sqrt(?f25 * ?f25 + ?f26 * ?f26 + 0 * 0)"/>
            <draw:equation draw:name="f28" draw:formula="atan2(?f25, ?f26)"/>
            <draw:equation draw:name="f29" draw:formula="?f28 + ?f1"/>
            <draw:equation draw:name="f30" draw:formula="?f29 * ?f9 / ?f0"/>
            <draw:equation draw:name="f31" draw:formula="0 - ?f30"/>
            <draw:equation draw:name="f32" draw:formula="1168861 - 792088"/>
            <draw:equation draw:name="f33" draw:formula="sqrt(?f32 * ?f32 + ?f26 * ?f26 + 0 * 0)"/>
            <draw:equation draw:name="f34" draw:formula="atan2(?f32, ?f26)"/>
            <draw:equation draw:name="f35" draw:formula="?f34 + ?f1"/>
            <draw:equation draw:name="f36" draw:formula="?f35 * ?f9 / ?f0"/>
            <draw:equation draw:name="f37" draw:formula="0 - ?f36"/>
            <draw:equation draw:name="f38" draw:formula="198022 / ?f10"/>
            <draw:equation draw:name="f39" draw:formula="983141 / ?f11"/>
            <draw:equation draw:name="f40" draw:formula="1564905 / ?f10"/>
            <draw:equation draw:name="f41" draw:formula="784789 / ?f11"/>
            <draw:equation draw:name="f42" draw:formula="1386154 / ?f10"/>
            <draw:equation draw:name="f43" draw:formula="1168861 / ?f10"/>
            <draw:equation draw:name="f44" draw:formula="302009 / ?f10"/>
            <draw:equation draw:name="f45" draw:formula="1282167 / ?f10"/>
            <draw:equation draw:name="f46" draw:formula="357967 / ?f11"/>
            <draw:equation draw:name="f47" draw:formula="1608315 / ?f11"/>
            <draw:equation draw:name="f48" draw:formula="21550000 - 9818026"/>
            <draw:equation draw:name="f49" draw:formula="if(?f48, 9818026, 21550000)"/>
            <draw:equation draw:name="f50" draw:formula="-21550000 - ?f49"/>
            <draw:equation draw:name="f51" draw:formula="if(?f50, -21550000, ?f49)"/>
            <draw:equation draw:name="f52" draw:formula="10800000 + ?f51"/>
            <draw:equation draw:name="f53" draw:formula="10800000 + ?f1"/>
            <draw:equation draw:name="f54" draw:formula="?f53 * ?f8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693077"/>
            <draw:equation draw:name="f59" draw:formula="sin(?f55)"/>
            <draw:equation draw:name="f60" draw:formula="0 - ?f59"/>
            <draw:equation draw:name="f61" draw:formula="?f60 * 884130"/>
            <draw:equation draw:name="f62" draw:formula="sqrt(?f58 * ?f58 + ?f61 * ?f61 + 0 * 0)"/>
            <draw:equation draw:name="f63" draw:formula="693077 * 884130 / ?f62"/>
            <draw:equation draw:name="f64" draw:formula="?f60 * ?f63"/>
            <draw:equation draw:name="f65" draw:formula="99011 - ?f64"/>
            <draw:equation draw:name="f66" draw:formula="?f57 * ?f63"/>
            <draw:equation draw:name="f67" draw:formula="983141 - ?f66"/>
            <draw:equation draw:name="f68" draw:formula="?f65 - 693077"/>
            <draw:equation draw:name="f69" draw:formula="?f67 - 884130"/>
            <draw:equation draw:name="f70" draw:formula="?f65 + 693077"/>
            <draw:equation draw:name="f71" draw:formula="?f67 + 884130"/>
            <draw:equation draw:name="f72" draw:formula="?f52 + ?f1"/>
            <draw:equation draw:name="f73" draw:formula="?f72 * ?f8 / ?f0"/>
            <draw:equation draw:name="f74" draw:formula="0 - ?f73"/>
            <draw:equation draw:name="f75" draw:formula="cos(?f74)"/>
            <draw:equation draw:name="f76" draw:formula="0 - ?f75"/>
            <draw:equation draw:name="f77" draw:formula="?f76 * 693077"/>
            <draw:equation draw:name="f78" draw:formula="sin(?f74)"/>
            <draw:equation draw:name="f79" draw:formula="0 - ?f78"/>
            <draw:equation draw:name="f80" draw:formula="?f79 * 884130"/>
            <draw:equation draw:name="f81" draw:formula="sqrt(?f77 * ?f77 + ?f80 * ?f80 + 0 * 0)"/>
            <draw:equation draw:name="f82" draw:formula="693077 * 884130 / ?f81"/>
            <draw:equation draw:name="f83" draw:formula="?f79 * ?f82"/>
            <draw:equation draw:name="f84" draw:formula="?f65 + ?f83"/>
            <draw:equation draw:name="f85" draw:formula="?f76 * ?f82"/>
            <draw:equation draw:name="f86" draw:formula="?f67 + ?f85"/>
            <draw:equation draw:name="f87" draw:formula="if(?f51, 99011, ?f68)"/>
            <draw:equation draw:name="f88" draw:formula="if(?f51, 983141, ?f69)"/>
            <draw:equation draw:name="f89" draw:formula="if(?f51, 99011, ?f70)"/>
            <draw:equation draw:name="f90" draw:formula="if(?f51, 983141, ?f71)"/>
            <draw:equation draw:name="f91" draw:formula="if(?f51, ?f68, ?f84)"/>
            <draw:equation draw:name="f92" draw:formula="if(?f51, ?f69, ?f86)"/>
            <draw:equation draw:name="f93" draw:formula="if(?f51, ?f70, ?f84)"/>
            <draw:equation draw:name="f94" draw:formula="if(?f51, ?f71, ?f86)"/>
            <draw:equation draw:name="f95" draw:formula="21550000 - -9437332"/>
            <draw:equation draw:name="f96" draw:formula="if(?f95, -9437332, 21550000)"/>
            <draw:equation draw:name="f97" draw:formula="-21550000 - ?f96"/>
            <draw:equation draw:name="f98" draw:formula="if(?f97, -21550000, ?f96)"/>
            <draw:equation draw:name="f99" draw:formula="20237332 + ?f98"/>
            <draw:equation draw:name="f100" draw:formula="20237332 + ?f1"/>
            <draw:equation draw:name="f101" draw:formula="?f100 * ?f8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495055"/>
            <draw:equation draw:name="f106" draw:formula="sin(?f102)"/>
            <draw:equation draw:name="f107" draw:formula="0 - ?f106"/>
            <draw:equation draw:name="f108" draw:formula="?f107 * 686108"/>
            <draw:equation draw:name="f109" draw:formula="sqrt(?f105 * ?f105 + ?f108 * ?f108 + 0 * 0)"/>
            <draw:equation draw:name="f110" draw:formula="495055 * 686108 / ?f109"/>
            <draw:equation draw:name="f111" draw:formula="?f107 * ?f110"/>
            <draw:equation draw:name="f112" draw:formula="1266004 - ?f111"/>
            <draw:equation draw:name="f113" draw:formula="?f104 * ?f110"/>
            <draw:equation draw:name="f114" draw:formula="784789 - ?f113"/>
            <draw:equation draw:name="f115" draw:formula="?f112 - 495055"/>
            <draw:equation draw:name="f116" draw:formula="?f114 - 686108"/>
            <draw:equation draw:name="f117" draw:formula="?f112 + 495055"/>
            <draw:equation draw:name="f118" draw:formula="?f114 + 686108"/>
            <draw:equation draw:name="f119" draw:formula="?f99 + ?f1"/>
            <draw:equation draw:name="f120" draw:formula="?f119 * ?f8 / ?f0"/>
            <draw:equation draw:name="f121" draw:formula="0 - ?f120"/>
            <draw:equation draw:name="f122" draw:formula="cos(?f121)"/>
            <draw:equation draw:name="f123" draw:formula="0 - ?f122"/>
            <draw:equation draw:name="f124" draw:formula="?f123 * 495055"/>
            <draw:equation draw:name="f125" draw:formula="sin(?f121)"/>
            <draw:equation draw:name="f126" draw:formula="0 - ?f125"/>
            <draw:equation draw:name="f127" draw:formula="?f126 * 686108"/>
            <draw:equation draw:name="f128" draw:formula="sqrt(?f124 * ?f124 + ?f127 * ?f127 + 0 * 0)"/>
            <draw:equation draw:name="f129" draw:formula="495055 * 686108 / ?f128"/>
            <draw:equation draw:name="f130" draw:formula="?f126 * ?f129"/>
            <draw:equation draw:name="f131" draw:formula="?f112 + ?f130"/>
            <draw:equation draw:name="f132" draw:formula="?f123 * ?f129"/>
            <draw:equation draw:name="f133" draw:formula="?f114 + ?f132"/>
            <draw:equation draw:name="f134" draw:formula="if(?f98, 1266004, ?f115)"/>
            <draw:equation draw:name="f135" draw:formula="if(?f98, 784789, ?f116)"/>
            <draw:equation draw:name="f136" draw:formula="if(?f98, 1266004, ?f117)"/>
            <draw:equation draw:name="f137" draw:formula="if(?f98, 784789, ?f118)"/>
            <draw:equation draw:name="f138" draw:formula="if(?f98, ?f115, ?f131)"/>
            <draw:equation draw:name="f139" draw:formula="if(?f98, ?f116, ?f133)"/>
            <draw:equation draw:name="f140" draw:formula="if(?f98, ?f117, ?f131)"/>
            <draw:equation draw:name="f141" draw:formula="if(?f98, ?f118, ?f133)"/>
          </draw:enhanced-geometry>
        </draw:custom-shape>
      </draw:page>
      <draw:page draw:name="Slide7" draw:style-name="a614" draw:master-page-name="Master1-Layout2-obj-Title-and-Content" presentation:presentation-page-layout-name="Master1-PPL2" draw:id="Slide-262">
        <draw:connector draw:type="line" svg:x1="0.27507in" svg:y1="4.30124in" svg:x2="9.48869in" svg:y2="4.30124in" draw:id="id162" draw:style-name="a616" draw:name="Straight Connector 40">
          <svg:title/>
          <svg:desc/>
        </draw:connector>
        <draw:connector draw:type="line" svg:x1="0.03882in" svg:y1="1.15129in" svg:x2="9.25244in" svg:y2="1.15129in" draw:id="id163" draw:style-name="a617" draw:name="Straight Connector 6">
          <svg:title/>
          <svg:desc/>
        </draw:connector>
        <draw:frame draw:id="id164" draw:style-name="a620" draw:name="TextBox 9" svg:x="0.03156in" svg:y="0.20884in" svg:width="9.77212in" svg:height="0.94245in">
          <draw:text-box>
            <text:p text:style-name="a619" text:class-names="" text:cond-style-name=""><text:span text:style-name="a618" text:class-names="">Assessment: Successor Phase</text:span></text:p>
          </draw:text-box>
          <svg:title/>
          <svg:desc/>
        </draw:frame>
        <draw:g draw:name="Group 36" draw:id="id165">
          <svg:title/>
          <svg:desc/>
          <draw:g draw:name="Group 3" draw:id="id180">
            <svg:title/>
            <svg:desc/>
            <draw:custom-shape svg:x="0.98381in" svg:y="2.01752in" svg:width="1.57498in" svg:height="1.25998in" draw:id="id190" draw:style-name="a678" draw:name="Rectangle 1">
              <svg:title/>
              <svg:desc/>
              <text:p text:style-name="a677" text:class-names="" text:cond-style-name=""><text:span text:style-name="a6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91" draw:style-name="a681" draw:name="TextBox 2" svg:x="1.4563in" svg:y="2.17629in" svg:width="0.62999in" svg:height="0.94245in">
              <draw:text-box>
                <text:p text:style-name="a680" text:class-names="" text:cond-style-name=""><text:span text:style-name="a679" text:class-names="">A</text:span></text:p>
              </draw:text-box>
              <svg:title/>
              <svg:desc/>
            </draw:frame>
          </draw:g>
          <draw:g draw:name="Group 15" draw:id="id181">
            <svg:title/>
            <svg:desc/>
            <draw:custom-shape svg:x="7.20497in" svg:y="2.01752in" svg:width="1.57498in" svg:height="1.25998in" draw:id="id188" draw:style-name="a672" draw:name="Rectangle 16">
              <svg:title/>
              <svg:desc/>
              <text:p text:style-name="a671" text:class-names="" text:cond-style-name=""><text:span text:style-name="a6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89" draw:style-name="a675" draw:name="TextBox 17" svg:x="7.67746in" svg:y="2.17629in" svg:width="0.62999in" svg:height="0.94245in">
              <draw:text-box>
                <text:p text:style-name="a674" text:class-names="" text:cond-style-name=""><text:span text:style-name="a673" text:class-names="">D</text:span></text:p>
              </draw:text-box>
              <svg:title/>
              <svg:desc/>
            </draw:frame>
          </draw:g>
          <draw:g draw:name="Group 18" draw:id="id182">
            <svg:title/>
            <svg:desc/>
            <draw:custom-shape svg:x="5.07875in" svg:y="2.01752in" svg:width="1.57498in" svg:height="1.25998in" draw:id="id186" draw:style-name="a666" draw:name="Rectangle 19">
              <svg:title/>
              <svg:desc/>
              <text:p text:style-name="a665" text:class-names="" text:cond-style-name=""><text:span text:style-name="a6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87" draw:style-name="a669" draw:name="TextBox 20" svg:x="5.62999in" svg:y="2.15298in" svg:width="0.62999in" svg:height="0.94245in">
              <draw:text-box>
                <text:p text:style-name="a668" text:class-names="" text:cond-style-name=""><text:span text:style-name="a667" text:class-names="">C</text:span></text:p>
              </draw:text-box>
              <svg:title/>
              <svg:desc/>
            </draw:frame>
          </draw:g>
          <draw:g draw:name="Group 21" draw:id="id183">
            <svg:title/>
            <svg:desc/>
            <draw:custom-shape svg:x="3.03128in" svg:y="2.01752in" svg:width="1.57498in" svg:height="1.25998in" draw:id="id184" draw:style-name="a660" draw:name="Rectangle 22">
              <svg:title/>
              <svg:desc/>
              <text:p text:style-name="a659" text:class-names="" text:cond-style-name=""><text:span text:style-name="a6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85" draw:style-name="a663" draw:name="TextBox 23" svg:x="3.52186in" svg:y="2.17629in" svg:width="0.62999in" svg:height="0.94245in">
              <draw:text-box>
                <text:p text:style-name="a662" text:class-names="" text:cond-style-name=""><text:span text:style-name="a661" text:class-names="">B</text:span></text:p>
              </draw:text-box>
              <svg:title/>
              <svg:desc/>
            </draw:frame>
          </draw:g>
        </draw:g>
        <draw:g draw:name="Group 4" draw:id="id166">
          <svg:title/>
          <svg:desc/>
          <draw:g draw:name="Group 24" draw:id="id168">
            <svg:title/>
            <svg:desc/>
            <draw:custom-shape svg:x="0.91423in" svg:y="5.40373in" svg:width="1.57498in" svg:height="1.25998in" draw:id="id178" draw:style-name="a654" draw:name="Rectangle 25">
              <svg:title/>
              <svg:desc/>
              <text:p text:style-name="a653" text:class-names="" text:cond-style-name=""><text:span text:style-name="a65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9" draw:style-name="a657" draw:name="TextBox 26" svg:x="1.38672in" svg:y="5.56249in" svg:width="0.62999in" svg:height="0.94245in">
              <draw:text-box>
                <text:p text:style-name="a656" text:class-names="" text:cond-style-name=""><text:span text:style-name="a655" text:class-names="">E</text:span></text:p>
              </draw:text-box>
              <svg:title/>
              <svg:desc/>
            </draw:frame>
          </draw:g>
          <draw:g draw:name="Group 27" draw:id="id169">
            <svg:title/>
            <svg:desc/>
            <draw:custom-shape svg:x="2.95253in" svg:y="5.40373in" svg:width="1.57498in" svg:height="1.25998in" draw:id="id176" draw:style-name="a648" draw:name="Rectangle 28">
              <svg:title/>
              <svg:desc/>
              <text:p text:style-name="a647" text:class-names="" text:cond-style-name=""><text:span text:style-name="a6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7" draw:style-name="a651" draw:name="TextBox 29" svg:x="3.42502in" svg:y="5.56249in" svg:width="0.62999in" svg:height="0.94245in">
              <draw:text-box>
                <text:p text:style-name="a650" text:class-names="" text:cond-style-name=""><text:span text:style-name="a649" text:class-names="">F</text:span></text:p>
              </draw:text-box>
              <svg:title/>
              <svg:desc/>
            </draw:frame>
          </draw:g>
          <draw:g draw:name="Group 30" draw:id="id170">
            <svg:title/>
            <svg:desc/>
            <draw:custom-shape svg:x="5.13396in" svg:y="5.40373in" svg:width="1.57498in" svg:height="1.25998in" draw:id="id174" draw:style-name="a642" draw:name="Rectangle 31">
              <svg:title/>
              <svg:desc/>
              <text:p text:style-name="a641" text:class-names="" text:cond-style-name=""><text:span text:style-name="a6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5" draw:style-name="a645" draw:name="TextBox 32" svg:x="5.60645in" svg:y="5.56249in" svg:width="0.62999in" svg:height="0.94245in">
              <draw:text-box>
                <text:p text:style-name="a644" text:class-names="" text:cond-style-name=""><text:span text:style-name="a643" text:class-names="">G</text:span></text:p>
              </draw:text-box>
              <svg:title/>
              <svg:desc/>
            </draw:frame>
          </draw:g>
          <draw:g draw:name="Group 33" draw:id="id171">
            <svg:title/>
            <svg:desc/>
            <draw:custom-shape svg:x="7.20497in" svg:y="5.40373in" svg:width="1.57498in" svg:height="1.25998in" draw:id="id172" draw:style-name="a636" draw:name="Rectangle 34">
              <svg:title/>
              <svg:desc/>
              <text:p text:style-name="a635" text:class-names="" text:cond-style-name=""><text:span text:style-name="a6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3" draw:style-name="a639" draw:name="TextBox 35" svg:x="7.67746in" svg:y="5.56249in" svg:width="0.62999in" svg:height="0.94245in">
              <draw:text-box>
                <text:p text:style-name="a638" text:class-names="" text:cond-style-name=""><text:span text:style-name="a637" text:class-names="">H</text:span></text:p>
              </draw:text-box>
              <svg:title/>
              <svg:desc/>
            </draw:frame>
          </draw:g>
        </draw:g>
        <draw:frame draw:id="id167" draw:style-name="a633" draw:name="TextBox 39" svg:x="0.98381in" svg:y="3.51375in" svg:width="7.79614in" svg:height="1.41367in">
          <draw:text-box>
            <text:p text:style-name="a623" text:class-names="" text:cond-style-name=""><text:span text:style-name="a621" text:class-names="">[DEADLINE 2: Time and Date here]</text:span><text:span text:style-name="a622" text:class-names=""/></text:p>
            <text:p text:style-name="a627" text:class-names="" text:cond-style-name=""><text:span text:style-name="a624" text:class-names="">Submit: Report, Data, Code, Figures via<text:s text:c="1"/></text:span><text:span text:style-name="a625" text:class-names="">GitHub</text:span><text:span text:style-name="a626" text:class-names=""/></text:p>
            <text:p text:style-name="a632" text:class-names="" text:cond-style-name=""><text:span text:style-name="a628" text:class-names="">[Presentations<text:s text:c="1"/></text:span><text:span text:style-name="a629" text:class-names="">on both phases throughout<text:s text:c="1"/></text:span><text:span text:style-name="a630" text:class-names="">day]</text:span><text:span text:style-name="a631" text:class-names=""/></text:p>
          </draw:text-box>
          <svg:title/>
          <svg:desc/>
        </draw:frame>
      </draw:page>
      <draw:page draw:name="Slide8" draw:style-name="a682" draw:master-page-name="Master1-Layout2-obj-Title-and-Content" presentation:presentation-page-layout-name="Master1-PPL2" draw:id="Slide-263">
        <draw:connector draw:type="line" svg:x1="0.03882in" svg:y1="1.15129in" svg:x2="9.25244in" svg:y2="1.15129in" draw:id="id192" draw:style-name="a683" draw:name="Straight Connector 6">
          <svg:title/>
          <svg:desc/>
        </draw:connector>
        <draw:frame draw:id="id193" draw:style-name="a686" draw:name="TextBox 9" svg:x="0.03156in" svg:y="0.20884in" svg:width="8.90588in" svg:height="0.94245in">
          <draw:text-box>
            <text:p text:style-name="a685" text:class-names="" text:cond-style-name=""><text:span text:style-name="a684" text:class-names="">Assessment Overview</text:span></text:p>
          </draw:text-box>
          <svg:title/>
          <svg:desc/>
        </draw:frame>
        <draw:frame draw:id="id194" draw:style-name="a703" draw:name="TextBox 12" svg:x="0.11031in" svg:y="1.23003in" svg:width="9.69337in" svg:height="6.02493in">
          <draw:text-box>
            <text:list text:style-name="a691">
              <text:list-item>
                <text:p text:style-name="a690" text:class-names="" text:cond-style-name=""><text:span text:style-name="a687" text:class-names="">[Put DAY, DATE here]:<text:s text:c="1"/></text:span><text:span text:style-name="a688" text:class-names="">Deadline for Phase 1 Submission<text:s text:c="1"/></text:span><text:span text:style-name="a689" text:class-names="">(Report, Code, Data, Figures, Data Management Plan, all licensed where appropriate)</text:span></text:p>
              </text:list-item>
            </text:list>
            <text:list text:style-name="a697">
              <text:list-item>
                <text:p text:style-name="a696" text:class-names="" text:cond-style-name=""><text:span text:style-name="a692" text:class-names="">[Put DAY, DATE here]:</text:span><text:span text:style-name="a693" text:class-names=""><text:s text:c="1"/></text:span><text:span text:style-name="a694" text:class-names="">Deadline for Phase 2 Submission</text:span><text:span text:style-name="a695" text:class-names=""><text:s text:c="1"/>(Report, Code, Data, Figures, all licensed where appropriate)</text:span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[Put DAY, DATE here if required]:<text:s text:c="1"/></text:span><text:span text:style-name="a699" text:class-names="">30 min presentation<text:s text:c="1"/></text:span><text:span text:style-name="a700" text:class-names="">from each group, covering Phases 1 &amp; 2 and briefly discussing how reproducible you found your predecessors’ work</text:span></text:p>
              </text:list-item>
            </text:list>
          </draw:text-box>
          <svg:title/>
          <svg:desc/>
        </draw:frame>
      </draw:page>
      <draw:page draw:name="Slide9" draw:style-name="a704" draw:master-page-name="Master1-Layout2-obj-Title-and-Content" presentation:presentation-page-layout-name="Master1-PPL2" draw:id="Slide-264">
        <draw:connector draw:type="line" svg:x1="0.03882in" svg:y1="1.15129in" svg:x2="9.25244in" svg:y2="1.15129in" draw:id="id195" draw:style-name="a705" draw:name="Straight Connector 6">
          <svg:title/>
          <svg:desc/>
        </draw:connector>
        <draw:frame draw:id="id196" draw:style-name="a708" draw:name="TextBox 9" svg:x="0.03156in" svg:y="0.20884in" svg:width="8.19714in" svg:height="0.94245in">
          <draw:text-box>
            <text:p text:style-name="a707" text:class-names="" text:cond-style-name=""><text:span text:style-name="a706" text:class-names="">Assessment Criteria</text:span></text:p>
          </draw:text-box>
          <svg:title/>
          <svg:desc/>
        </draw:frame>
        <draw:frame draw:id="id197" draw:style-name="a713" draw:name="TextBox 12" svg:x="0.11031in" svg:y="1.23003in" svg:width="9.69337in" svg:height="0.90879in">
          <draw:text-box>
            <text:p text:style-name="a712" text:class-names="" text:cond-style-name=""><text:span text:style-name="a709" text:class-names="">Full details of assessment criteria can be found in today’s<text:s text:c="1"/></text:span><text:span text:style-name="a710" text:class-names="">handout</text:span><text:span text:style-name="a711" text:class-names=""/></text:p>
          </draw:text-box>
          <svg:title/>
          <svg:desc/>
        </draw:frame>
        <draw:frame draw:id="id198" draw:style-name="a723" draw:name="TextBox 4" svg:x="0.46831in" svg:y="2.85899in" svg:width="8.97738in" svg:height="3.33223in">
          <draw:text-box>
            <text:list text:style-name="a716">
              <text:list-item>
                <text:p text:style-name="a715" text:class-names="" text:cond-style-name=""><text:span text:style-name="a714" text:class-names="">Quality of written report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Quality of code, data and other submitted materials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Openness of the project: did you provide a coherent research story for your successors?</text:span></text:p>
              </text:list-item>
            </text:list>
          </draw:text-box>
          <svg:title/>
          <svg:desc/>
        </draw:frame>
      </draw:page>
      <draw:page draw:name="Slide10" draw:style-name="a724" draw:master-page-name="Master1-Layout2-obj-Title-and-Content" presentation:presentation-page-layout-name="Master1-PPL2" draw:id="Slide-265">
        <draw:connector draw:type="line" svg:x1="0.03882in" svg:y1="1.15129in" svg:x2="9.25244in" svg:y2="1.15129in" draw:id="id199" draw:style-name="a725" draw:name="Straight Connector 6">
          <svg:title/>
          <svg:desc/>
        </draw:connector>
        <draw:frame draw:id="id200" draw:style-name="a728" draw:name="TextBox 9" svg:x="0.03156in" svg:y="0.20884in" svg:width="7.33091in" svg:height="0.94245in">
          <draw:text-box>
            <text:p text:style-name="a727" text:class-names="" text:cond-style-name=""><text:span text:style-name="a726" text:class-names="">Lecture Schedule</text:span></text:p>
          </draw:text-box>
          <svg:title/>
          <svg:desc/>
        </draw:frame>
        <draw:frame draw:id="id201" draw:style-name="a741" draw:name="TextBox 12" svg:x="0.11031in" svg:y="1.38753in" svg:width="9.69337in" svg:height="2.32246in">
          <draw:text-box>
            <text:list text:style-name="a732">
              <text:list-item>
                <text:p text:style-name="a731" text:class-names="" text:cond-style-name=""><text:span text:style-name="a729" text:class-names="">Day/Date/Time:<text:s text:c="1"/></text:span><text:span text:style-name="a730" text:class-names="">Data and Content Licensing</text:span></text:p>
              </text:list-item>
            </text:list>
            <text:list text:style-name="a736">
              <text:list-item>
                <text:p text:style-name="a735" text:class-names="" text:cond-style-name=""><text:span text:style-name="a733" text:class-names="">Day/Date/Time:<text:s text:c="1"/></text:span><text:span text:style-name="a734" text:class-names="">The Changing Face of Publication</text:span></text:p>
              </text:list-item>
            </text:list>
            <text:list text:style-name="a740">
              <text:list-item>
                <text:p text:style-name="a739" text:class-names="" text:cond-style-name=""><text:span text:style-name="a737" text:class-names="">Day/Date/Time:<text:s text:c="1"/></text:span><text:span text:style-name="a738" text:class-names="">Guest Lecture</text:span></text:p>
              </text:list-item>
            </text:list>
          </draw:text-box>
          <svg:title/>
          <svg:desc/>
        </draw:frame>
        <draw:connector draw:type="line" svg:x1="0.74756in" svg:y1="5.08873in" svg:x2="9.96118in" svg:y2="5.08873in" draw:id="id202" draw:style-name="a742" draw:name="Straight Connector 4">
          <svg:title/>
          <svg:desc/>
        </draw:connector>
        <draw:frame draw:id="id203" draw:style-name="a745" draw:name="TextBox 5" svg:x="0.7403in" svg:y="4.14628in" svg:width="7.33091in" svg:height="0.94245in">
          <draw:text-box>
            <text:p text:style-name="a744" text:class-names="" text:cond-style-name=""><text:span text:style-name="a743" text:class-names="">Mini-Workshops</text:span></text:p>
          </draw:text-box>
          <svg:title/>
          <svg:desc/>
        </draw:frame>
        <draw:frame draw:id="id204" draw:style-name="a756" draw:name="TextBox 7" svg:x="0.30663in" svg:y="5.32498in" svg:width="9.69337in" svg:height="1.58197in">
          <draw:text-box>
            <text:list text:style-name="a751">
              <text:list-item>
                <text:p text:style-name="a750" text:class-names="" text:cond-style-name=""><text:span text:style-name="a746" text:class-names="">Day/Date/Time:<text:s text:c="1"/></text:span><text:span text:style-name="a747" text:class-names="">Managing Your Code Using<text:s text:c="1"/></text:span><text:span text:style-name="a748" text:class-names="">GitHub</text:span><text:span text:style-name="a749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2" text:class-names="">Day/Date/Time:<text:s text:c="1"/></text:span><text:span text:style-name="a753" text:class-names="">Data Management Plans</text:span></text:p>
              </text:list-item>
            </text:list>
          </draw:text-box>
          <svg:title/>
          <svg:desc/>
        </draw:frame>
      </draw:page>
      <draw:page draw:name="Slide11" draw:style-name="a757" draw:master-page-name="Master1-Layout2-obj-Title-and-Content" presentation:presentation-page-layout-name="Master1-PPL2" draw:id="Slide-266">
        <draw:connector draw:type="line" svg:x1="0.03882in" svg:y1="1.15129in" svg:x2="9.25244in" svg:y2="1.15129in" draw:id="id205" draw:style-name="a758" draw:name="Straight Connector 6">
          <svg:title/>
          <svg:desc/>
        </draw:connector>
        <draw:frame draw:id="id206" draw:style-name="a761" draw:name="TextBox 9" svg:x="0.03156in" svg:y="0.20884in" svg:width="7.33091in" svg:height="0.94245in">
          <draw:text-box>
            <text:p text:style-name="a760" text:class-names="" text:cond-style-name=""><text:span text:style-name="a759" text:class-names="">Assessment Groups</text:span></text:p>
          </draw:text-box>
          <svg:title/>
          <svg:desc/>
        </draw:frame>
        <draw:frame draw:id="id207" draw:style-name="a774" draw:name="TextBox 12" svg:x="0.5828in" svg:y="1.30878in" svg:width="2.68472in" svg:height="1.81758in">
          <draw:text-box>
            <text:p text:style-name="a763" text:class-names="" text:cond-style-name=""><text:span text:style-name="a762" text:class-names="">GROUP A<text:s text:c="1"/></text:span></text:p>
            <text:p text:style-name="a765" text:class-names="" text:cond-style-name=""><text:span text:style-name="a764" text:class-names=""/></text:p>
            <text:p text:style-name="a767" text:class-names="" text:cond-style-name=""><text:span text:style-name="a766" text:class-names="">Student<text:s text:c="1"/></text:span></text:p>
            <text:p text:style-name="a769" text:class-names="" text:cond-style-name=""><text:span text:style-name="a768" text:class-names="">Names<text:s text:c="1"/></text:span></text:p>
            <text:p text:style-name="a771" text:class-names="" text:cond-style-name=""><text:span text:style-name="a770" text:class-names="">Here</text:span></text:p>
            <text:p text:style-name="a773" text:class-names="" text:cond-style-name=""><text:span text:style-name="a772" text:class-names=""/></text:p>
          </draw:text-box>
          <svg:title/>
          <svg:desc/>
        </draw:frame>
        <draw:frame draw:id="id208" draw:style-name="a787" draw:name="TextBox 4" svg:x="3.58252in" svg:y="1.30878in" svg:width="2.68472in" svg:height="1.81758in">
          <draw:text-box>
            <text:p text:style-name="a776" text:class-names="" text:cond-style-name=""><text:span text:style-name="a775" text:class-names="">GROUP B<text:s text:c="1"/></text:span></text:p>
            <text:p text:style-name="a778" text:class-names="" text:cond-style-name=""><text:span text:style-name="a777" text:class-names=""/></text:p>
            <text:p text:style-name="a780" text:class-names="" text:cond-style-name=""><text:span text:style-name="a779" text:class-names="">Student<text:s text:c="1"/></text:span></text:p>
            <text:p text:style-name="a782" text:class-names="" text:cond-style-name=""><text:span text:style-name="a781" text:class-names="">Names<text:s text:c="1"/></text:span></text:p>
            <text:p text:style-name="a784" text:class-names="" text:cond-style-name=""><text:span text:style-name="a783" text:class-names="">Here</text:span></text:p>
            <text:p text:style-name="a786" text:class-names="" text:cond-style-name=""><text:span text:style-name="a785" text:class-names=""/></text:p>
          </draw:text-box>
          <svg:title/>
          <svg:desc/>
        </draw:frame>
        <draw:frame draw:id="id209" draw:style-name="a800" draw:name="TextBox 7" svg:x="6.56772in" svg:y="1.30878in" svg:width="2.68472in" svg:height="1.81758in">
          <draw:text-box>
            <text:p text:style-name="a789" text:class-names="" text:cond-style-name=""><text:span text:style-name="a788" text:class-names="">GROUP C<text:s text:c="1"/></text:span></text:p>
            <text:p text:style-name="a791" text:class-names="" text:cond-style-name=""><text:span text:style-name="a790" text:class-names=""/></text:p>
            <text:p text:style-name="a793" text:class-names="" text:cond-style-name=""><text:span text:style-name="a792" text:class-names="">Student<text:s text:c="1"/></text:span></text:p>
            <text:p text:style-name="a795" text:class-names="" text:cond-style-name=""><text:span text:style-name="a794" text:class-names="">Names<text:s text:c="1"/></text:span></text:p>
            <text:p text:style-name="a797" text:class-names="" text:cond-style-name=""><text:span text:style-name="a796" text:class-names="">Here</text:span></text:p>
            <text:p text:style-name="a799" text:class-names="" text:cond-style-name=""><text:span text:style-name="a798" text:class-names=""/></text:p>
          </draw:text-box>
          <svg:title/>
          <svg:desc/>
        </draw:frame>
        <draw:frame draw:id="id210" draw:style-name="a813" draw:name="TextBox 8" svg:x="0.5828in" svg:y="3.27751in" svg:width="2.68472in" svg:height="1.81758in">
          <draw:text-box>
            <text:p text:style-name="a802" text:class-names="" text:cond-style-name=""><text:span text:style-name="a801" text:class-names="">GROUP D<text:s text:c="1"/></text:span></text:p>
            <text:p text:style-name="a804" text:class-names="" text:cond-style-name=""><text:span text:style-name="a803" text:class-names=""/></text:p>
            <text:p text:style-name="a806" text:class-names="" text:cond-style-name=""><text:span text:style-name="a805" text:class-names="">Student<text:s text:c="1"/></text:span></text:p>
            <text:p text:style-name="a808" text:class-names="" text:cond-style-name=""><text:span text:style-name="a807" text:class-names="">Names<text:s text:c="1"/></text:span></text:p>
            <text:p text:style-name="a810" text:class-names="" text:cond-style-name=""><text:span text:style-name="a809" text:class-names="">Here</text:span></text:p>
            <text:p text:style-name="a812" text:class-names="" text:cond-style-name=""><text:span text:style-name="a811" text:class-names=""/></text:p>
          </draw:text-box>
          <svg:title/>
          <svg:desc/>
        </draw:frame>
        <draw:frame draw:id="id211" draw:style-name="a826" draw:name="TextBox 10" svg:x="3.57526in" svg:y="3.27751in" svg:width="2.68472in" svg:height="1.81758in">
          <draw:text-box>
            <text:p text:style-name="a815" text:class-names="" text:cond-style-name=""><text:span text:style-name="a814" text:class-names="">GROUP E<text:s text:c="1"/></text:span></text:p>
            <text:p text:style-name="a817" text:class-names="" text:cond-style-name=""><text:span text:style-name="a816" text:class-names=""/></text:p>
            <text:p text:style-name="a819" text:class-names="" text:cond-style-name=""><text:span text:style-name="a818" text:class-names="">Student<text:s text:c="1"/></text:span></text:p>
            <text:p text:style-name="a821" text:class-names="" text:cond-style-name=""><text:span text:style-name="a820" text:class-names="">Names<text:s text:c="1"/></text:span></text:p>
            <text:p text:style-name="a823" text:class-names="" text:cond-style-name=""><text:span text:style-name="a822" text:class-names="">Here</text:span></text:p>
            <text:p text:style-name="a825" text:class-names="" text:cond-style-name=""><text:span text:style-name="a824" text:class-names=""/></text:p>
          </draw:text-box>
          <svg:title/>
          <svg:desc/>
        </draw:frame>
        <draw:frame draw:id="id212" draw:style-name="a839" draw:name="TextBox 11" svg:x="6.56772in" svg:y="3.27751in" svg:width="2.68472in" svg:height="1.81758in">
          <draw:text-box>
            <text:p text:style-name="a828" text:class-names="" text:cond-style-name=""><text:span text:style-name="a827" text:class-names="">GROUP F<text:s text:c="1"/></text:span></text:p>
            <text:p text:style-name="a830" text:class-names="" text:cond-style-name=""><text:span text:style-name="a829" text:class-names=""/></text:p>
            <text:p text:style-name="a832" text:class-names="" text:cond-style-name=""><text:span text:style-name="a831" text:class-names="">Student<text:s text:c="1"/></text:span></text:p>
            <text:p text:style-name="a834" text:class-names="" text:cond-style-name=""><text:span text:style-name="a833" text:class-names="">Names<text:s text:c="1"/></text:span></text:p>
            <text:p text:style-name="a836" text:class-names="" text:cond-style-name=""><text:span text:style-name="a835" text:class-names="">Here</text:span></text:p>
            <text:p text:style-name="a838" text:class-names="" text:cond-style-name=""><text:span text:style-name="a837" text:class-names=""/></text:p>
          </draw:text-box>
          <svg:title/>
          <svg:desc/>
        </draw:frame>
        <draw:frame draw:id="id213" draw:style-name="a852" draw:name="TextBox 13" svg:x="6.56772in" svg:y="5.24623in" svg:width="2.68472in" svg:height="1.81758in">
          <draw:text-box>
            <text:p text:style-name="a841" text:class-names="" text:cond-style-name=""><text:span text:style-name="a840" text:class-names="">GROUP H<text:s text:c="1"/></text:span></text:p>
            <text:p text:style-name="a843" text:class-names="" text:cond-style-name=""><text:span text:style-name="a842" text:class-names=""/></text:p>
            <text:p text:style-name="a845" text:class-names="" text:cond-style-name=""><text:span text:style-name="a844" text:class-names="">Student<text:s text:c="1"/></text:span></text:p>
            <text:p text:style-name="a847" text:class-names="" text:cond-style-name=""><text:span text:style-name="a846" text:class-names="">Names<text:s text:c="1"/></text:span></text:p>
            <text:p text:style-name="a849" text:class-names="" text:cond-style-name=""><text:span text:style-name="a848" text:class-names="">Here</text:span></text:p>
            <text:p text:style-name="a851" text:class-names="" text:cond-style-name=""><text:span text:style-name="a850" text:class-names=""/></text:p>
          </draw:text-box>
          <svg:title/>
          <svg:desc/>
        </draw:frame>
        <draw:frame draw:id="id214" draw:style-name="a865" draw:name="TextBox 14" svg:x="3.57526in" svg:y="5.24623in" svg:width="2.68472in" svg:height="1.81758in">
          <draw:text-box>
            <text:p text:style-name="a854" text:class-names="" text:cond-style-name=""><text:span text:style-name="a853" text:class-names="">GROUP G</text:span></text:p>
            <text:p text:style-name="a856" text:class-names="" text:cond-style-name=""><text:span text:style-name="a855" text:class-names=""/></text:p>
            <text:p text:style-name="a858" text:class-names="" text:cond-style-name=""><text:span text:style-name="a857" text:class-names="">Student<text:s text:c="1"/></text:span></text:p>
            <text:p text:style-name="a860" text:class-names="" text:cond-style-name=""><text:span text:style-name="a859" text:class-names="">Names<text:s text:c="1"/></text:span></text:p>
            <text:p text:style-name="a862" text:class-names="" text:cond-style-name=""><text:span text:style-name="a861" text:class-names="">Here</text:span></text:p>
            <text:p text:style-name="a864" text:class-names="" text:cond-style-name=""><text:span text:style-name="a863" text:class-names=""/></text:p>
          </draw:text-box>
          <svg:title/>
          <svg:desc/>
        </draw:frame>
        <draw:frame draw:id="id215" draw:style-name="a868" draw:name="TextBox 15" svg:x="0.54845in" svg:y="5.48248in" svg:width="2.71908in" svg:height="1.17806in">
          <draw:text-box>
            <text:p text:style-name="a867" text:class-names="" text:cond-style-name=""><text:span text:style-name="a866" text:class-names="">Groups A-D start with [Project 1 Theme here]; Groups E-H start with [Project 2 Theme here]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477" draw:display-name="SysDash" draw:style="rect" draw:dots1="1" draw:dots1-length="0.09722in" draw:dots2="0" draw:dots2-length="0in" draw:distance="0.09722in"/>
    <draw:stroke-dash draw:name="a550" draw:display-name="SysDash" draw:style="rect" draw:dots1="1" draw:dots1-length="0.09722in" draw:dots2="0" draw:dots2-length="0in" draw:distance="0.09722in"/>
    <draw:stroke-dash draw:name="a615" draw:display-name="SysDash" draw:style="rect" draw:dots1="1" draw:dots1-length="0.09722in" draw:dots2="0" draw:dots2-length="0in" draw:distance="0.09722in"/>
    <draw:stroke-dash draw:name="a418" draw:display-name="SysDash" draw:style="rect" draw:dots1="1" draw:dots1-length="0.09722in" draw:dots2="0" draw:dots2-length="0in" draw:distance="0.0972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8/09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8/09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8/09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8/09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8/09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8/09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8/09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8/09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8/09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8/09/201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8/09/201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8/09/201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Sophie Kershaw</meta:initial-creator>
    <dc:creator>Sophie Kershaw</dc:creator>
    <meta:creation-date>2013-09-08T13:57:13Z</meta:creation-date>
    <dc:date>2013-09-08T14:07:25Z</dc:date>
    <meta:editing-cycles>15</meta:editing-cycles>
    <meta:editing-duration>PT362S</meta:editing-duration>
    <meta:document-statistic meta:paragraph-count="111" meta:word-count="423"/>
  </office:meta>
</office:document-meta>
</file>